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86cm"/>
    </style:style>
    <style:style style:name="co3" style:family="table-column">
      <style:table-column-properties fo:break-before="auto" style:column-width="1.9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 style:data-style-name="N1"/>
    <style:style style:name="ce5" style:family="table-cell" style:parent-style-name="Default" style:data-style-name="N110"/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>
            <text:p>Pvm</text:p>
          </table:table-cell>
          <table:table-cell office:value-type="string">
            <text:p>Mitä tehty</text:p>
          </table:table-cell>
          <table:table-cell office:value-type="string">
            <text:p>Työaika/h</text:p>
          </table:table-cell>
          <table:table-cell office:value-type="string">
            <text:p>Uudet rivit</text:p>
          </table:table-cell>
          <table:table-cell office:value-type="string">
            <text:p>Havaitut bugit</text:p>
          </table:table-cell>
          <table:table-cell office:value-type="string">
            <text:p>Korjatut bugit</text:p>
          </table:table-cell>
          <table:table-cell/>
          <table:table-cell office:value-type="string">
            <text:p>Viikko</text:p>
          </table:table-cell>
          <table:table-cell office:value-type="string">
            <text:p>Tunteja</text:p>
          </table:table-cell>
          <table:table-cell office:value-type="string">
            <text:p>Rivejä</text:p>
          </table:table-cell>
          <table:table-cell office:value-type="string">
            <text:p>Bugeja</text:p>
          </table:table-cell>
        </table:table-row>
        <table:table-row table:style-name="ro1">
          <table:table-cell office:value-type="date" office:date-value="2012-05-06">
            <text:p>06.05.12</text:p>
          </table:table-cell>
          <table:table-cell office:value-type="string">
            <text:p>MIDIn alkua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6">
            <text:p>06.04.12</text:p>
          </table:table-cell>
          <table:table-cell office:value-type="string">
            <text:p>Alipäästösuodatinkin toimii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4-06">
            <text:p>06.04.12</text:p>
          </table:table-cell>
          <table:table-cell office:value-type="string">
            <text:p>LFO toimii täydellisesti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table:formula="of:=SUM([.C27:.C36])" office:value-type="float" office:value="21">
            <text:p>21</text:p>
          </table:table-cell>
          <table:table-cell table:formula="of:=SUM([.D27:.D36])" office:value-type="float" office:value="1321">
            <text:p>1321</text:p>
          </table:table-cell>
          <table:table-cell table:formula="of:=SUM([.E27:.E36])" office:value-type="float" office:value="7">
            <text:p>7</text:p>
          </table:table-cell>
        </table:table-row>
        <table:table-row table:style-name="ro1">
          <table:table-cell office:value-type="date" office:date-value="2012-04-05">
            <text:p>05.04.12</text:p>
          </table:table-cell>
          <table:table-cell office:value-type="string">
            <text:p>LFO toimii melkein</text:p>
          </table:table-cell>
          <table:table-cell office:value-type="float" office:value="1.5">
            <text:p>1,5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table:formula="of:=SUM([.C12:.C21])" office:value-type="float" office:value="28">
            <text:p>28</text:p>
          </table:table-cell>
          <table:table-cell table:formula="of:=SUM([.D12:.D21])" office:value-type="float" office:value="896">
            <text:p>896</text:p>
          </table:table-cell>
          <table:table-cell table:formula="of:=SUM([.E12:.E21])" office:value-type="float" office:value="15">
            <text:p>15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GUI:n parametripäivitykset suoraan jaettuun luokkaan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4">
            <text:p>14</text:p>
          </table:table-cell>
          <table:table-cell table:formula="of:=SUM([.C5:.C11])" office:value-type="float" office:value="13">
            <text:p>13</text:p>
          </table:table-cell>
          <table:table-cell table:formula="of:=SUM([.D5:.D11])" office:value-type="float" office:value="396">
            <text:p>396</text:p>
          </table:table-cell>
          <table:table-cell table:formula="of:=SUM([.E5:.E11])" office:value-type="float" office:value="4">
            <text:p>4</text:p>
          </table:table-cell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Optimoitu envelopefunktiot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Korjattu bugi #7. Tehty oskillaattorien tilan debugprintti.</text:p>
          </table:table-cell>
          <table:table-cell office:value-type="float" office:value="1.5">
            <text:p>1,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4">
            <text:p>04.04.12</text:p>
          </table:table-cell>
          <table:table-cell office:value-type="string">
            <text:p>Tutkittu, onko suora sinf() nopeampi kuin taulukoitu. (Ei ole)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4-03">
            <text:p>03.04.12</text:p>
          </table:table-cell>
          <table:table-cell office:value-type="string">
            <text:p>Korjattu retriggerin bugi. Nyt ei napsu enää!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4-01">
            <text:p>01.04.12</text:p>
          </table:table-cell>
          <table:table-cell office:value-type="string">
            <text:p>Lisää testausta. Pari bugia korjattu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Rätinäbugi löytyi ja korjattiin. Lisää testausta.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Järjestelmätestausta. Optimointia. Rätinäbugin ihmettelyä.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31">
            <text:p>31.03.12</text:p>
          </table:table-cell>
          <table:table-cell office:value-type="string">
            <text:p>Synthesizerin generateSound. Ääntä JACKiin.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30">
            <text:p>30.03.12</text:p>
          </table:table-cell>
          <table:table-cell office:value-type="string">
            <text:p>Yksikkötestit kunnossa, bugit korjattu.</text:p>
          </table:table-cell>
          <table:table-cell office:value-type="float" office:value="2.5">
            <text:p>2,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Yksikkötestien ruuvausta kuntoon. BUGIEN korjausta.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9">
            <text:p>29.03.12</text:p>
          </table:table-cell>
          <table:table-cell office:value-type="string">
            <text:p>OscillatorParametres: muutokset kolmeen luokkaan. Testit.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8">
            <text:p>28.03.12</text:p>
          </table:table-cell>
          <table:table-cell office:value-type="string">
            <text:p>Profilointia ja suunnittelua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processParameterChange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6">
            <text:p>26.03.12</text:p>
          </table:table-cell>
          <table:table-cell office:value-type="string">
            <text:p>Synthesizer.checkJackExceptions, SynthGui.endExecution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25">
            <text:p>25.03.12</text:p>
          </table:table-cell>
          <table:table-cell office:value-type="string">
            <text:p>ValueSet ja KeyValueSet + testit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90">
            <text:p>49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2-03-23">
            <text:p>23.03.12</text:p>
          </table:table-cell>
          <table:table-cell office:value-type="string">
            <text:p>Synthesizer-luokan alku, JACK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22">
            <text:p>22.03.12</text:p>
          </table:table-cell>
          <table:table-cell office:value-type="string">
            <text:p>Verhokäyrä ja sen perustesti</text:p>
          </table:table-cell>
          <table:table-cell office:value-type="float" office:value="1.5">
            <text:p>1,5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Pointtereiden sijasta taulukoita ja taulukkoindeksejä</text:p>
          </table:table-cell>
          <table:table-cell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9">
            <text:p>19.03.12</text:p>
          </table:table-cell>
          <table:table-cell office:value-type="string">
            <text:p>bufferLength metodiparametrista Oscillatorin kentäksi</text:p>
          </table:table-cell>
          <table:table-cell office:value-type="float" office:value="0.5">
            <text:p>0,5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8">
            <text:p>18.03.12</text:p>
          </table:table-cell>
          <table:table-cell office:value-type="string">
            <text:p>Amplitudimodulaatio ja sen testi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Taajuus- ja pulssinleveysmodulaation testit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7">
            <text:p>17.03.12</text:p>
          </table:table-cell>
          <table:table-cell office:value-type="string">
            <text:p>Lisää muutoksia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00">
            <text:p>200</text:p>
          </table:table-cell>
          <table:table-cell table:number-columns-repeated="2" table:style-name="ce3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date" office:date-value="2012-03-16">
            <text:p>16.03.12</text:p>
          </table:table-cell>
          <table:table-cell office:value-type="string">
            <text:p>MainOscillator-luokan alkua. Toteutuspohdintaa. (Mm. funktio-osoitin staattisena jäsenmuuttujana)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Ensimmäiset yksikkötestit</text:p>
          </table:table-cell>
          <table:table-cell office:value-type="float" office:value="1.5">
            <text:p>1,5</text:p>
          </table:table-cell>
          <table:table-cell office:value-type="float" office:value="108">
            <text:p>10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Oskillaattoriluokkia lisää (kantaluokka ja LFO valmiiksi)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4">
            <text:p>14.03.12</text:p>
          </table:table-cell>
          <table:table-cell office:value-type="string">
            <text:p>Luokkasuunnittelu, kolmen luokan pohjat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3">
            <text:p>13.03.12</text:p>
          </table:table-cell>
          <table:table-cell office:value-type="string">
            <text:p>KeyTranslations-taulukko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Oskillaattoriluokkaa, törttöilyä Gitillä</text:p>
          </table:table-cell>
          <table:table-cell office:value-type="float" office:value="1">
            <text:p>1</text:p>
          </table:table-cell>
          <table:table-cell office:value-type="float" office:value="165">
            <text:p>165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date" office:date-value="2012-03-12">
            <text:p>12.03.12</text:p>
          </table:table-cell>
          <table:table-cell office:value-type="string">
            <text:p>Koodin selvennys, uusi luokka, uusi metodi, tuplapuskurointi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formula="of:=SUM([.C5:.C36])" office:value-type="float" office:value="73.5">
            <text:p>73,5</text:p>
          </table:table-cell>
          <table:table-cell table:formula="of:=SUM([.D5:.D36])" office:value-type="float" office:value="3507">
            <text:p>3507</text:p>
          </table:table-cell>
          <table:table-cell table:formula="of:=SUM([.E5:.E36])" office:value-type="float" office:value="30">
            <text:p>30</text:p>
          </table:table-cell>
          <table:table-cell table:formula="of:=SUM([.F5:.F36])"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style-name="ce2" office:value-type="string">
            <text:p>Keskimääräinen <text:span text:style-name="T1">rivejä per tunti</text:span></text:p>
          </table:table-cell>
          <table:table-cell table:style-name="ce4" table:formula="of:=[.D37]/[.C37]" office:value-type="float" office:value="47.7142857142857">
            <text:p>48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" office:value-type="string">
            <text:p>Tuntia/bugi</text:p>
          </table:table-cell>
          <table:table-cell table:style-name="ce5" table:formula="of:=[.C37]/[.E37]" office:value-type="float" office:value="2.45">
            <text:p>2,5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2" office:value-type="string">
            <text:p>Riviä/bugi</text:p>
          </table:table-cell>
          <table:table-cell table:style-name="ce4" table:formula="of:=[.D37]/[.E37]" office:value-type="float" office:value="116.9">
            <text:p>117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ce2" office:value-type="string">
            <text:p>Miten bugit syntyvät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1. Yrittää ahnehtia liian suurta muutosta kerralla. Kun on monta asiaa muutettavana, niin unohtaa tehdä olennaiset muutokset kaikkiin paikkoihin, ja sitten ei toimi.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2. Tekee jonkin asian liian vaikeasti / ajattelee väsyneenä taulukkoindeksit väärin.</text:p>
          </table:table-cell>
          <table:table-cell table:number-columns-repeated="10"/>
        </table:table-row>
        <table:table-row table:style-name="ro1">
          <table:table-cell table:style-name="Default" office:value-type="string">
            <text:p>3. Yrittää mikro-optimoida C-kielen pointtereilla.</text:p>
          </table:table-cell>
          <table:table-cell table:number-columns-repeated="10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 </meta:initial-creator>
    <meta:creation-date>2012-03-12T21:20:30</meta:creation-date>
    <dc:date>2012-05-06T21:00:25</dc:date>
    <meta:editing-duration>PT5H41M6S</meta:editing-duration>
    <meta:editing-cycles>59</meta:editing-cycles>
    <meta:generator>LibreOffice/3.5$Linux_x86 LibreOffice_project/350m1$Build-202</meta:generator>
    <meta:document-statistic meta:table-count="3" meta:cell-count="239" meta:object-count="0"/>
  </office:meta>
</office:document-meta>
</file>